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90000062F01DE86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text-properties fo:language="es" fo:country="ES" style:language-asian="es" style:country-asian="ES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char" svg:x="2.54cm" svg:y="-21.479cm" svg:width="16cm" svg:height="17cm" draw:z-index="1"><draw:text-box><text:p text:style-name="Standard"/></draw:text-box></draw:frame><draw:frame draw:style-name="fr1" draw:name="Frame2" text:anchor-type="char" svg:x="2.223cm" svg:y="4.763cm" svg:width="16cm" svg:height="17cm" draw:z-index="2"><draw:text-box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51cm" fo:margin-bottom="1.251cm" fo:margin-left="1.401cm" fo:margin-right="0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graphics1" text:anchor-type="as-char" svg:y="-25.337cm" svg:width="19.094cm" svg:height="22.41cm" draw:z-index="0"><draw:image xlink:href="Pictures/10000000000004A90000062F01DE86BA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 </dc:title>
    <meta:initial-creator>Daniel Rosales</meta:initial-creator>
    <meta:creation-date>2006-04-03T16:08:00</meta:creation-date>
    <dc:date>2007-04-27T12:21:28</dc:date>
    <dc:language>es-ES</dc:language>
    <meta:editing-cycles>7</meta:editing-cycles>
    <meta:editing-duration>PT8M5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" meta:word-count="0" meta:character-count="1"/>
  </office:meta>
</office:document-meta>
</file>